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r_ucz.</text:p>
          </table:table-cell>
          <table:table-cell office:value-type="string" calcext:value-type="string">
            <text:p>Zach.</text:p>
          </table:table-cell>
          <table:table-cell office:value-type="string" calcext:value-type="string">
            <text:p>Rel_Ety</text:p>
          </table:table-cell>
          <table:table-cell office:value-type="string" calcext:value-type="string">
            <text:p>Jpol</text:p>
          </table:table-cell>
          <table:table-cell office:value-type="string" calcext:value-type="string">
            <text:p>Jang</text:p>
          </table:table-cell>
          <table:table-cell office:value-type="string" calcext:value-type="string">
            <text:p>Jniem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Geog</text:p>
          </table:table-cell>
          <table:table-cell office:value-type="string" calcext:value-type="string">
            <text:p>Biol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Plas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WF</text:p>
          </table:table-cell>
          <table:table-cell table:number-columns-repeated="1007"/>
        </table:table-row>
        <table:table-row table:style-name="ro1">
          <table:table-cell office:value-type="float" office:value="9806" calcext:value-type="float">
            <text:p>9806</text:p>
          </table:table-cell>
          <table:table-cell office:value-type="string" calcext:value-type="string">
            <text:p>dobre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9812" calcext:value-type="float">
            <text:p>981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string" calcext:value-type="string">
            <text:p>dobr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9819" calcext:value-type="float">
            <text:p>9819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9224" calcext:value-type="float">
            <text:p>922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832" calcext:value-type="float">
            <text:p>983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836" calcext:value-type="float">
            <text:p>9836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842" calcext:value-type="float">
            <text:p>984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848" calcext:value-type="float">
            <text:p>984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9241" calcext:value-type="float">
            <text:p>9241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854" calcext:value-type="float">
            <text:p>9854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9826" calcext:value-type="float">
            <text:p>9826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9859" calcext:value-type="float">
            <text:p>9859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9867" calcext:value-type="float">
            <text:p>9867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9871" calcext:value-type="float">
            <text:p>9871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551" calcext:value-type="float">
            <text:p>9551</text:p>
          </table:table-cell>
          <table:table-cell office:value-type="string" calcext:value-type="string">
            <text:p>dobr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9876" calcext:value-type="float">
            <text:p>9876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9254" calcext:value-type="float">
            <text:p>925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9257" calcext:value-type="float">
            <text:p>9257</text:p>
          </table:table-cell>
          <table:table-cell office:value-type="string" calcext:value-type="string">
            <text:p>dobre</text:p>
          </table:table-cell>
          <table:table-cell/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9825" calcext:value-type="float">
            <text:p>9825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562" calcext:value-type="float">
            <text:p>9562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883" calcext:value-type="float">
            <text:p>988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9884" calcext:value-type="float">
            <text:p>988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885" calcext:value-type="float">
            <text:p>988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887" calcext:value-type="float">
            <text:p>988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9566" calcext:value-type="float">
            <text:p>9566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9567" calcext:value-type="float">
            <text:p>9567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568" calcext:value-type="float">
            <text:p>9568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string" calcext:value-type="string">
            <text:p>dobre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892" calcext:value-type="float">
            <text:p>989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899" calcext:value-type="float">
            <text:p>989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9903" calcext:value-type="float">
            <text:p>990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9905" calcext:value-type="float">
            <text:p>990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595" calcext:value-type="float">
            <text:p>9595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918" calcext:value-type="float">
            <text:p>9918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924" calcext:value-type="float">
            <text:p>992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607" calcext:value-type="float">
            <text:p>9607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929" calcext:value-type="float">
            <text:p>992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932" calcext:value-type="float">
            <text:p>993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9934" calcext:value-type="float">
            <text:p>9934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9937" calcext:value-type="float">
            <text:p>993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611" calcext:value-type="float">
            <text:p>9611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9943" calcext:value-type="float">
            <text:p>994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9614" calcext:value-type="float">
            <text:p>9614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9621" calcext:value-type="float">
            <text:p>9621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958" calcext:value-type="float">
            <text:p>995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9962" calcext:value-type="float">
            <text:p>996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966" calcext:value-type="float">
            <text:p>9966</text:p>
          </table:table-cell>
          <table:table-cell office:value-type="string" calcext:value-type="string">
            <text:p>dobr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string" calcext:value-type="string">
            <text:p>dobr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9644" calcext:value-type="float">
            <text:p>9644</text:p>
          </table:table-cell>
          <table:table-cell office:value-type="string" calcext:value-type="string">
            <text:p>dobre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9645" calcext:value-type="float">
            <text:p>9645</text:p>
          </table:table-cell>
          <table:table-cell office:value-type="string" calcext:value-type="string">
            <text:p>dobre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9974" calcext:value-type="float">
            <text:p>9974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649" calcext:value-type="float">
            <text:p>9649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9982" calcext:value-type="float">
            <text:p>9982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9353" calcext:value-type="float">
            <text:p>9353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985" calcext:value-type="float">
            <text:p>998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987" calcext:value-type="float">
            <text:p>998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9989" calcext:value-type="float">
            <text:p>998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9699" calcext:value-type="float">
            <text:p>969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705" calcext:value-type="float">
            <text:p>970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716" calcext:value-type="float">
            <text:p>9716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416" calcext:value-type="float">
            <text:p>9416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9745" calcext:value-type="float">
            <text:p>9745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9749" calcext:value-type="float">
            <text:p>974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9754" calcext:value-type="float">
            <text:p>9754</text:p>
          </table:table-cell>
          <table:table-cell office:value-type="string" calcext:value-type="string">
            <text:p>dobre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9457" calcext:value-type="float">
            <text:p>945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9473" calcext:value-type="float">
            <text:p>947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770" calcext:value-type="float">
            <text:p>9770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779" calcext:value-type="float">
            <text:p>9779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9478" calcext:value-type="float">
            <text:p>9478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9788" calcext:value-type="float">
            <text:p>978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9481" calcext:value-type="float">
            <text:p>9481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234" calcext:value-type="float">
            <text:p>9234</text:p>
          </table:table-cell>
          <table:table-cell office:value-type="string" calcext:value-type="string">
            <text:p>nieodpowiedni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299" calcext:value-type="float">
            <text:p>9299</text:p>
          </table:table-cell>
          <table:table-cell office:value-type="string" calcext:value-type="string">
            <text:p>nieodpowiedni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9327" calcext:value-type="float">
            <text:p>9327</text:p>
          </table:table-cell>
          <table:table-cell office:value-type="string" calcext:value-type="string">
            <text:p>nieodpowiednie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9802" calcext:value-type="float">
            <text:p>9802</text:p>
          </table:table-cell>
          <table:table-cell office:value-type="string" calcext:value-type="string">
            <text:p>popraw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9231" calcext:value-type="float">
            <text:p>9231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9844" calcext:value-type="float">
            <text:p>9844</text:p>
          </table:table-cell>
          <table:table-cell office:value-type="string" calcext:value-type="string">
            <text:p>poprawn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string" calcext:value-type="string">
            <text:p>poprawne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9928" calcext:value-type="float">
            <text:p>9928</text:p>
          </table:table-cell>
          <table:table-cell office:value-type="string" calcext:value-type="string">
            <text:p>popraw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593" calcext:value-type="float">
            <text:p>9593</text:p>
          </table:table-cell>
          <table:table-cell office:value-type="string" calcext:value-type="string">
            <text:p>popraw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string" calcext:value-type="string">
            <text:p>poprawn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343" calcext:value-type="float">
            <text:p>9343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string" calcext:value-type="string">
            <text:p>poprawne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string" calcext:value-type="string">
            <text:p>poprawn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9682" calcext:value-type="float">
            <text:p>9682</text:p>
          </table:table-cell>
          <table:table-cell office:value-type="string" calcext:value-type="string">
            <text:p>popraw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opraw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483" calcext:value-type="float">
            <text:p>9483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202" calcext:value-type="float">
            <text:p>9202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804" calcext:value-type="float">
            <text:p>980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805" calcext:value-type="float">
            <text:p>9805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9811" calcext:value-type="float">
            <text:p>9811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504" calcext:value-type="float">
            <text:p>950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818" calcext:value-type="float">
            <text:p>9818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824" calcext:value-type="float">
            <text:p>9824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217" calcext:value-type="float">
            <text:p>9217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829" calcext:value-type="float">
            <text:p>9829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830" calcext:value-type="float">
            <text:p>983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9831" calcext:value-type="float">
            <text:p>9831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9833" calcext:value-type="float">
            <text:p>9833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9233" calcext:value-type="float">
            <text:p>923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9840" calcext:value-type="float">
            <text:p>9840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845" calcext:value-type="float">
            <text:p>9845</text:p>
          </table:table-cell>
          <table:table-cell office:value-type="string" calcext:value-type="string">
            <text:p>wzorowe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852" calcext:value-type="float">
            <text:p>9852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9856" calcext:value-type="float">
            <text:p>9856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858" calcext:value-type="float">
            <text:p>9858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860" calcext:value-type="float">
            <text:p>986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9873" calcext:value-type="float">
            <text:p>9873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9877" calcext:value-type="float">
            <text:p>987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9878" calcext:value-type="float">
            <text:p>9878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9888" calcext:value-type="float">
            <text:p>9888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889" calcext:value-type="float">
            <text:p>9889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9891" calcext:value-type="float">
            <text:p>9891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893" calcext:value-type="float">
            <text:p>989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9894" calcext:value-type="float">
            <text:p>9894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802" calcext:value-type="float">
            <text:p>9802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909" calcext:value-type="float">
            <text:p>9909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925" calcext:value-type="float">
            <text:p>9925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9912" calcext:value-type="float">
            <text:p>9912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311" calcext:value-type="float">
            <text:p>9311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9941" calcext:value-type="float">
            <text:p>9941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9945" calcext:value-type="float">
            <text:p>9945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956" calcext:value-type="float">
            <text:p>995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9961" calcext:value-type="float">
            <text:p>9961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9963" calcext:value-type="float">
            <text:p>996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494" calcext:value-type="float">
            <text:p>9494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643" calcext:value-type="float">
            <text:p>964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9651" calcext:value-type="float">
            <text:p>9651</text:p>
          </table:table-cell>
          <table:table-cell office:value-type="string" calcext:value-type="string">
            <text:p>wzorowe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9990" calcext:value-type="float">
            <text:p>9990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9998" calcext:value-type="float">
            <text:p>9998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386" calcext:value-type="float">
            <text:p>938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wzorowe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708" calcext:value-type="float">
            <text:p>9708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wzorow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9714" calcext:value-type="float">
            <text:p>9714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9751" calcext:value-type="float">
            <text:p>975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9486" calcext:value-type="float">
            <text:p>9486</text:p>
          </table:table-cell>
          <table:table-cell office:value-type="string" calcext:value-type="string">
            <text:p>wzorowe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8:02:41.630791534</meta:creation-date>
    <dc:date>2018-10-12T08:09:39.490813133</dc:date>
    <meta:editing-duration>PT6M58S</meta:editing-duration>
    <meta:editing-cycles>1</meta:editing-cycles>
    <meta:document-statistic meta:table-count="1" meta:cell-count="3382" meta:object-count="0"/>
    <meta:generator>LibreOffice/6.0.6.2$Linux_X86_64 LibreOffice_project/00m0$Build-2</meta:generator>
  </office:meta>
</office:document-meta>
</file>